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utiger for ZKB Light" svg:font-family="'Frutiger for ZKB Light'" style:font-family-generic="swiss"/>
    <style:font-face style:name="Futura Book" svg:font-family="'Futura Book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7.093cm"/>
    </style:style>
    <style:style style:name="co3" style:family="table-column">
      <style:table-column-properties fo:break-before="auto" style:column-width="1.18cm"/>
    </style:style>
    <style:style style:name="co4" style:family="table-column">
      <style:table-column-properties fo:break-before="auto" style:column-width="2.826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utiger for ZKB Light" style:font-size-complex="10pt" style:font-style-complex="normal" style:font-weight-complex="normal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Frutiger for ZKB Light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shapes>
          <draw:frame draw:z-index="0" draw:style-name="gr1" draw:text-style-name="P1" svg:width="17.999cm" svg:height="11.035cm" svg:x="10.871cm" svg:y="20.177cm">
            <draw:object draw:notify-on-update-of-ranges="Tabelle1.A36:Tabelle1.A36 Tabelle1.D36:Tabelle1.AE36 Tabelle1.A37:Tabelle1.A37 Tabelle1.D37:Tabelle1.AE37 Tabelle1.A38:Tabelle1.A38 Tabelle1.D38:Tabelle1.AE3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9" table:default-cell-style-name="ce1"/>
        <table:table-column table:style-name="co4" table:number-columns-repeated="992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Story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rt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float" office:value="10.7" calcext:value-type="float">
            <text:p>10.7</text:p>
          </table:table-cell>
          <table:table-cell table:style-name="ce3" office:value-type="float" office:value="11.7" calcext:value-type="float">
            <text:p>11.7</text:p>
          </table:table-cell>
          <table:table-cell table:style-name="ce3" office:value-type="float" office:value="12.7" calcext:value-type="float">
            <text:p>12.7</text:p>
          </table:table-cell>
          <table:table-cell table:style-name="ce3" office:value-type="float" office:value="13.7" calcext:value-type="float">
            <text:p>13.7</text:p>
          </table:table-cell>
          <table:table-cell table:style-name="ce3" office:value-type="float" office:value="14.7" calcext:value-type="float">
            <text:p>14.7</text:p>
          </table:table-cell>
          <table:table-cell table:style-name="ce3" office:value-type="float" office:value="15.7" calcext:value-type="float">
            <text:p>15.7</text:p>
          </table:table-cell>
          <table:table-cell table:style-name="ce3" office:value-type="float" office:value="16.7" calcext:value-type="float">
            <text:p>16.7</text:p>
          </table:table-cell>
          <table:table-cell table:style-name="ce3" office:value-type="float" office:value="17.7" calcext:value-type="float">
            <text:p>17.7</text:p>
          </table:table-cell>
          <table:table-cell table:style-name="ce3" office:value-type="float" office:value="18.7" calcext:value-type="float">
            <text:p>18.7</text:p>
          </table:table-cell>
          <table:table-cell table:style-name="ce3" office:value-type="float" office:value="19.7" calcext:value-type="float">
            <text:p>19.7</text:p>
          </table:table-cell>
          <table:table-cell table:style-name="ce3" office:value-type="float" office:value="20.7" calcext:value-type="float">
            <text:p>20.7</text:p>
          </table:table-cell>
          <table:table-cell table:style-name="ce3" office:value-type="float" office:value="21.7" calcext:value-type="float">
            <text:p>21.7</text:p>
          </table:table-cell>
          <table:table-cell table:style-name="ce3" office:value-type="float" office:value="22.7" calcext:value-type="float">
            <text:p>22.7</text:p>
          </table:table-cell>
          <table:table-cell table:style-name="ce3" office:value-type="float" office:value="23.7" calcext:value-type="float">
            <text:p>23.7</text:p>
          </table:table-cell>
          <table:table-cell table:style-name="ce3" office:value-type="float" office:value="24.7" calcext:value-type="float">
            <text:p>24.7</text:p>
          </table:table-cell>
          <table:table-cell table:style-name="ce3" office:value-type="float" office:value="25.7" calcext:value-type="float">
            <text:p>25.7</text:p>
          </table:table-cell>
          <table:table-cell table:style-name="ce3" office:value-type="float" office:value="26.7" calcext:value-type="float">
            <text:p>26.7</text:p>
          </table:table-cell>
          <table:table-cell table:style-name="ce3" office:value-type="float" office:value="27.7" calcext:value-type="float">
            <text:p>27.7</text:p>
          </table:table-cell>
          <table:table-cell table:style-name="ce3" office:value-type="float" office:value="28.7" calcext:value-type="float">
            <text:p>28.7</text:p>
          </table:table-cell>
          <table:table-cell table:style-name="ce3" office:value-type="float" office:value="29.7" calcext:value-type="float">
            <text:p>29.7</text:p>
          </table:table-cell>
          <table:table-cell table:style-name="ce3" office:value-type="float" office:value="30.7" calcext:value-type="float">
            <text:p>30.7</text:p>
          </table:table-cell>
          <table:table-cell table:style-name="ce3" office:value-type="float" office:value="31.7" calcext:value-type="float">
            <text:p>31.7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3.8" calcext:value-type="float">
            <text:p>3.8</text:p>
          </table:table-cell>
          <table:table-cell table:style-name="ce3" office:value-type="float" office:value="4.8" calcext:value-type="float">
            <text:p>4.8</text:p>
          </table:table-cell>
          <table:table-cell table:style-name="ce3" office:value-type="float" office:value="5.8" calcext:value-type="float">
            <text:p>5.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Schüler bearbeiten</text:p>
          </table:table-cell>
          <table:table-cell office:value-type="string" calcext:value-type="string">
            <text:p>Adresslogik ändern: Jede Person hat eine eigene Adresse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Codes verwalten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Code einem Schüler hinzufügen und vom Schüler entfernen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Mitarbeiter verwalten</text:p>
          </table:table-cell>
          <table:table-cell office:value-type="string" calcext:value-type="string">
            <text:p>Mitarbeiter verwalten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Kurs verwalten</text:p>
          </table:table-cell>
          <table:table-cell office:value-type="string" calcext:value-type="string">
            <text:p>Kurstypen verwalten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Kurs verwalten</text:p>
          </table:table-cell>
          <table:table-cell office:value-type="string" calcext:value-type="string">
            <text:p>Kursorte verwalten</text:p>
          </table:table-cell>
          <table:table-cell table:number-columns-repeated="12" office:value-type="float" office:value="3" calcext:value-type="float">
            <text:p>3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Kurs verwalten</text:p>
          </table:table-cell>
          <table:table-cell office:value-type="string" calcext:value-type="string">
            <text:p>Semester verwalten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Bisherige Daten im Schüler erfassen Panel anzeigen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Check Angehörige bereits vorhanden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Validierungs-Kommand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Check Schüler bereits vorhanden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An-/Abmeldung mutieren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Zurück zum Datenblatt nach Speicherung</text:p>
          </table:table-cell>
          <table:table-cell table:number-columns-repeated="8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suchen: Mit einem Suchresultat direkt auf Datenblatt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llgemein</text:p>
          </table:table-cell>
          <table:table-cell office:value-type="string" calcext:value-type="string">
            <text:p>UI's überarbeiten (Vereinheitlichung)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llgemein</text:p>
          </table:table-cell>
          <table:table-cell office:value-type="string" calcext:value-type="string">
            <text:p>Scrollbars für Tabellen mit vielen Spalten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llgemein</text:p>
          </table:table-cell>
          <table:table-cell office:value-type="string" calcext:value-type="string">
            <text:p>Dialoge überarbeiten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Check Adresse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Check Geschwister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 bearbeiten: Gleiche Angehörige übernehmen</text:p>
          </table:table-cell>
          <table:table-cell table:number-columns-repeated="13"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llgemein</text:p>
          </table:table-cell>
          <table:table-cell office:value-type="string" calcext:value-type="string">
            <text:p>JPA-Session-Verwaltung überarbeiten</text:p>
          </table:table-cell>
          <table:table-cell table:number-columns-repeated="15" office:value-type="float" office:value="3" calcext:value-type="float">
            <text:p>3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CalendarModelAttribute implementieren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IntegerModelAttribute implementieren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Bemerkungen-TextArea: Tabulator springt auf nächstes Eingabefeld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llgemein</text:p>
          </table:table-cell>
          <table:table-cell office:value-type="string" calcext:value-type="string">
            <text:p>Abfolge von UI's überarbeiten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Kurs verwalten</text:p>
          </table:table-cell>
          <table:table-cell office:value-type="string" calcext:value-type="string">
            <text:p>Kurse verwalten</text:p>
          </table:table-cell>
          <table:table-cell table:number-columns-repeated="18" office:value-type="float" office:value="8" calcext:value-type="float">
            <text:p>8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Kurs verwalten</text:p>
          </table:table-cell>
          <table:table-cell office:value-type="string" calcext:value-type="string">
            <text:p>Kurs einem Schüler hinzufügen und vom Schüler entfernen</text:p>
          </table:table-cell>
          <table:table-cell table:number-columns-repeated="20"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Kurs verwalten</text:p>
          </table:table-cell>
          <table:table-cell office:value-type="string" calcext:value-type="string">
            <text:p>Kurse suchen in Schüler suchen integrieren</text:p>
          </table:table-cell>
          <table:table-cell table:number-columns-repeated="23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Kurs verwalten</text:p>
          </table:table-cell>
          <table:table-cell office:value-type="string" calcext:value-type="string">
            <text:p>Schüler-Such-Resultat-Tabelle: Kurs ergänzen</text:p>
          </table:table-cell>
          <table:table-cell table:number-columns-repeated="24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Kurs verwalten</text:p>
          </table:table-cell>
          <table:table-cell office:value-type="string" calcext:value-type="string">
            <text:p>Kurse im Schüler-Datenblatt anzeigen</text:p>
          </table:table-cell>
          <table:table-cell table:number-columns-repeated="24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-Absenzenliste erstelle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uswertungen/Listen</text:p>
          </table:table-cell>
          <table:table-cell office:value-type="string" calcext:value-type="string">
            <text:p>Schüler-Adressliste erstellen</text:p>
          </table:table-cell>
          <table:table-cell table:number-columns-repeated="26"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Schüler bearbeiten</text:p>
          </table:table-cell>
          <table:table-cell office:value-type="string" calcext:value-type="string">
            <text:p>Schüler-Adressetiketten erstelle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table:style-name="ce2" office:value-type="string" calcext:value-type="string">
            <text:p>Allgemein</text:p>
          </table:table-cell>
          <table:table-cell office:value-type="string" calcext:value-type="string">
            <text:p>Testfälle definieren</text:p>
          </table:table-cell>
          <table:table-cell table:number-columns-repeated="23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Ideal Burndown</text:p>
          </table:table-cell>
          <table:table-cell office:value-type="string" calcext:value-type="string">
            <text:p>Ideal - Remaining effort in Ideal work hours</text:p>
          </table:table-cell>
          <table:table-cell table:formula="of:=SUM([.C2:.C35])" office:value-type="float" office:value="109" calcext:value-type="float">
            <text:p>109</text:p>
          </table:table-cell>
          <table:table-cell table:formula="of:=([.C36]-[.$C$36]/28)" office:value-type="float" office:value="105.107142857143" calcext:value-type="float">
            <text:p>105.1071428571</text:p>
          </table:table-cell>
          <table:table-cell table:formula="of:=([.D36]-[.$C$36]/28)" office:value-type="float" office:value="101.214285714286" calcext:value-type="float">
            <text:p>101.2142857143</text:p>
          </table:table-cell>
          <table:table-cell table:formula="of:=([.E36]-[.$C$36]/28)" office:value-type="float" office:value="97.3214285714286" calcext:value-type="float">
            <text:p>97.3214285714</text:p>
          </table:table-cell>
          <table:table-cell table:formula="of:=([.F36]-[.$C$36]/28)" office:value-type="float" office:value="93.4285714285715" calcext:value-type="float">
            <text:p>93.4285714286</text:p>
          </table:table-cell>
          <table:table-cell table:formula="of:=([.G36]-[.$C$36]/28)" office:value-type="float" office:value="89.5357142857143" calcext:value-type="float">
            <text:p>89.5357142857</text:p>
          </table:table-cell>
          <table:table-cell table:formula="of:=([.H36]-[.$C$36]/28)" office:value-type="float" office:value="85.6428571428572" calcext:value-type="float">
            <text:p>85.6428571429</text:p>
          </table:table-cell>
          <table:table-cell table:formula="of:=([.I36]-[.$C$36]/28)" office:value-type="float" office:value="81.75" calcext:value-type="float">
            <text:p>81.75</text:p>
          </table:table-cell>
          <table:table-cell table:formula="of:=([.J36]-[.$C$36]/28)" office:value-type="float" office:value="77.8571428571429" calcext:value-type="float">
            <text:p>77.8571428571</text:p>
          </table:table-cell>
          <table:table-cell table:formula="of:=([.K36]-[.$C$36]/28)" office:value-type="float" office:value="73.9642857142858" calcext:value-type="float">
            <text:p>73.9642857143</text:p>
          </table:table-cell>
          <table:table-cell table:formula="of:=([.L36]-[.$C$36]/28)" office:value-type="float" office:value="70.0714285714286" calcext:value-type="float">
            <text:p>70.0714285714</text:p>
          </table:table-cell>
          <table:table-cell table:formula="of:=([.M36]-[.$C$36]/28)" office:value-type="float" office:value="66.1785714285715" calcext:value-type="float">
            <text:p>66.1785714286</text:p>
          </table:table-cell>
          <table:table-cell table:formula="of:=([.N36]-[.$C$36]/28)" office:value-type="float" office:value="62.2857142857143" calcext:value-type="float">
            <text:p>62.2857142857</text:p>
          </table:table-cell>
          <table:table-cell table:formula="of:=([.O36]-[.$C$36]/28)" office:value-type="float" office:value="58.3928571428572" calcext:value-type="float">
            <text:p>58.3928571429</text:p>
          </table:table-cell>
          <table:table-cell table:formula="of:=([.P36]-[.$C$36]/28)" office:value-type="float" office:value="54.5" calcext:value-type="float">
            <text:p>54.5</text:p>
          </table:table-cell>
          <table:table-cell table:formula="of:=([.Q36]-[.$C$36]/28)" office:value-type="float" office:value="50.6071428571429" calcext:value-type="float">
            <text:p>50.6071428571</text:p>
          </table:table-cell>
          <table:table-cell table:formula="of:=([.R36]-[.$C$36]/28)" office:value-type="float" office:value="46.7142857142857" calcext:value-type="float">
            <text:p>46.7142857143</text:p>
          </table:table-cell>
          <table:table-cell table:formula="of:=([.S36]-[.$C$36]/28)" office:value-type="float" office:value="42.8214285714286" calcext:value-type="float">
            <text:p>42.8214285714</text:p>
          </table:table-cell>
          <table:table-cell table:formula="of:=([.T36]-[.$C$36]/28)" office:value-type="float" office:value="38.9285714285714" calcext:value-type="float">
            <text:p>38.9285714286</text:p>
          </table:table-cell>
          <table:table-cell table:formula="of:=([.U36]-[.$C$36]/28)" office:value-type="float" office:value="35.0357142857143" calcext:value-type="float">
            <text:p>35.0357142857</text:p>
          </table:table-cell>
          <table:table-cell table:formula="of:=([.V36]-[.$C$36]/28)" office:value-type="float" office:value="31.1428571428572" calcext:value-type="float">
            <text:p>31.1428571429</text:p>
          </table:table-cell>
          <table:table-cell table:formula="of:=([.W36]-[.$C$36]/28)" office:value-type="float" office:value="27.25" calcext:value-type="float">
            <text:p>27.25</text:p>
          </table:table-cell>
          <table:table-cell table:formula="of:=([.X36]-[.$C$36]/28)" office:value-type="float" office:value="23.3571428571429" calcext:value-type="float">
            <text:p>23.3571428571</text:p>
          </table:table-cell>
          <table:table-cell table:formula="of:=([.Y36]-[.$C$36]/28)" office:value-type="float" office:value="19.4642857142857" calcext:value-type="float">
            <text:p>19.4642857143</text:p>
          </table:table-cell>
          <table:table-cell table:formula="of:=([.Z36]-[.$C$36]/28)" office:value-type="float" office:value="15.5714285714286" calcext:value-type="float">
            <text:p>15.5714285714</text:p>
          </table:table-cell>
          <table:table-cell table:formula="of:=([.AA36]-[.$C$36]/28)" office:value-type="float" office:value="11.6785714285715" calcext:value-type="float">
            <text:p>11.6785714286</text:p>
          </table:table-cell>
          <table:table-cell table:formula="of:=([.AB36]-[.$C$36]/28)" office:value-type="float" office:value="7.78571428571431" calcext:value-type="float">
            <text:p>7.7857142857</text:p>
          </table:table-cell>
          <table:table-cell table:formula="of:=([.AC36]-[.$C$36]/28)" office:value-type="float" office:value="3.89285714285717" calcext:value-type="float">
            <text:p>3.8928571429</text:p>
          </table:table-cell>
          <table:table-cell table:formula="of:=([.AD36]-[.$C$36]/28)" office:value-type="float" office:value="0.0000000000000239808173319034" calcext:value-type="float">
            <text:p>2.39808173319034E-01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Actual Burndown</text:p>
          </table:table-cell>
          <table:table-cell office:value-type="string" calcext:value-type="string">
            <text:p>Actual - Remaining effort in Ideal work hours</text:p>
          </table:table-cell>
          <table:table-cell table:formula="of:=SUM([.C2:.C35])" office:value-type="float" office:value="109" calcext:value-type="float">
            <text:p>109</text:p>
          </table:table-cell>
          <table:table-cell table:formula="of:=SUM([.D2:.D35])" office:value-type="float" office:value="109" calcext:value-type="float">
            <text:p>109</text:p>
          </table:table-cell>
          <table:table-cell table:formula="of:=SUM([.E2:.E35])" office:value-type="float" office:value="109" calcext:value-type="float">
            <text:p>109</text:p>
          </table:table-cell>
          <table:table-cell table:formula="of:=SUM([.F2:.F35])" office:value-type="float" office:value="99" calcext:value-type="float">
            <text:p>99</text:p>
          </table:table-cell>
          <table:table-cell table:formula="of:=SUM([.G2:.G35])" office:value-type="float" office:value="97" calcext:value-type="float">
            <text:p>97</text:p>
          </table:table-cell>
          <table:table-cell table:formula="of:=SUM([.H2:.H35])" office:value-type="float" office:value="95" calcext:value-type="float">
            <text:p>95</text:p>
          </table:table-cell>
          <table:table-cell table:formula="of:=SUM([.I2:.I35])" office:value-type="float" office:value="92" calcext:value-type="float">
            <text:p>92</text:p>
          </table:table-cell>
          <table:table-cell table:formula="of:=SUM([.J2:.J35])" office:value-type="float" office:value="84" calcext:value-type="float">
            <text:p>84</text:p>
          </table:table-cell>
          <table:table-cell table:formula="of:=SUM([.K2:.K35])" office:value-type="float" office:value="69" calcext:value-type="float">
            <text:p>69</text:p>
          </table:table-cell>
          <table:table-cell table:formula="of:=SUM([.L2:.L35])" office:value-type="float" office:value="62" calcext:value-type="float">
            <text:p>62</text:p>
          </table:table-cell>
          <table:table-cell table:formula="of:=SUM([.M2:.M35])" office:value-type="float" office:value="55" calcext:value-type="float">
            <text:p>55</text:p>
          </table:table-cell>
          <table:table-cell table:formula="of:=SUM([.N2:.N35])" office:value-type="float" office:value="53" calcext:value-type="float">
            <text:p>53</text:p>
          </table:table-cell>
          <table:table-cell table:formula="of:=SUM([.O2:.O35])" office:value-type="float" office:value="47" calcext:value-type="float">
            <text:p>47</text:p>
          </table:table-cell>
          <table:table-cell table:formula="of:=SUM([.P2:.P35])" office:value-type="float" office:value="37" calcext:value-type="float">
            <text:p>37</text:p>
          </table:table-cell>
          <table:table-cell table:formula="of:=SUM([.Q2:.Q35])" office:value-type="float" office:value="37" calcext:value-type="float">
            <text:p>37</text:p>
          </table:table-cell>
          <table:table-cell table:formula="of:=SUM([.R2:.R35])" office:value-type="float" office:value="34" calcext:value-type="float">
            <text:p>34</text:p>
          </table:table-cell>
          <table:table-cell table:formula="of:=SUM([.S2:.S35])" office:value-type="float" office:value="34" calcext:value-type="float">
            <text:p>34</text:p>
          </table:table-cell>
          <table:table-cell table:formula="of:=SUM([.T2:.T35])" office:value-type="float" office:value="34" calcext:value-type="float">
            <text:p>34</text:p>
          </table:table-cell>
          <table:table-cell table:formula="of:=SUM([.U2:.U35])" office:value-type="float" office:value="26" calcext:value-type="float">
            <text:p>26</text:p>
          </table:table-cell>
          <table:table-cell table:formula="of:=SUM([.V2:.V35])" office:value-type="float" office:value="26" calcext:value-type="float">
            <text:p>26</text:p>
          </table:table-cell>
          <table:table-cell table:formula="of:=SUM([.W2:.W35])" office:value-type="float" office:value="21" calcext:value-type="float">
            <text:p>21</text:p>
          </table:table-cell>
          <table:table-cell table:formula="of:=SUM([.X2:.X35])" office:value-type="float" office:value="21" calcext:value-type="float">
            <text:p>21</text:p>
          </table:table-cell>
          <table:table-cell table:formula="of:=SUM([.Y2:.Y35])" office:value-type="float" office:value="21" calcext:value-type="float">
            <text:p>21</text:p>
          </table:table-cell>
          <table:table-cell table:formula="of:=SUM([.Z2:.Z35])" office:value-type="float" office:value="14" calcext:value-type="float">
            <text:p>14</text:p>
          </table:table-cell>
          <table:table-cell table:formula="of:=SUM([.AA2:.AA35])" office:value-type="float" office:value="8" calcext:value-type="float">
            <text:p>8</text:p>
          </table:table-cell>
          <table:table-cell table:formula="of:=SUM([.AB2:.AB35])" office:value-type="float" office:value="8" calcext:value-type="float">
            <text:p>8</text:p>
          </table:table-cell>
          <table:table-cell table:formula="of:=SUM([.AC2:.AC35])" office:value-type="float" office:value="5.5" calcext:value-type="float">
            <text:p>5.5</text:p>
          </table:table-cell>
          <table:table-cell table:formula="of:=SUM([.AD2:.AD35])" office:value-type="float" office:value="5.5" calcext:value-type="float">
            <text:p>5.5</text:p>
          </table:table-cell>
          <table:table-cell table:formula="of:=SUM([.AE2:.AE35])" office:value-type="float" office:value="0" calcext:value-type="float">
            <text:p>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Elected Story Points</text:p>
          </table:table-cell>
          <table:table-cell/>
          <table:table-cell table:number-columns-repeated="26" office:value-type="float" office:value="109" calcext:value-type="float">
            <text:p>109</text:p>
          </table:table-cell>
          <table:table-cell table:number-columns-repeated="3" office:value-type="float" office:value="114.5" calcext:value-type="float">
            <text:p>114.5</text:p>
          </table:table-cell>
          <table:table-cell table:number-columns-repeated="993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utiger for ZKB Light" svg:font-family="'Frutiger for ZKB Light'" style:font-family-generic="swiss"/>
    <style:font-face style:name="Futura Book" svg:font-family="'Futura Book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CH">
      <number:text>SFr. </number:text>
      <number:number number:decimal-places="0" number:min-integer-digits="1" number:grouping="true"/>
    </number:number-style>
    <number:number-style style:name="N10107" number:language="de" number:country="CH">
      <number:text>SFr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de" number:country="CH">
      <number:text>SFr. </number:text>
      <number:number number:decimal-places="0" number:min-integer-digits="1" number:grouping="true"/>
    </number:number-style>
    <number:number-style style:name="N10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10108P0"/>
    </number:number-style>
    <number:number-style style:name="N10110P0" style:volatile="true" number:language="de" number:country="CH">
      <number:text>SFr. </number:text>
      <number:number number:decimal-places="2" number:min-integer-digits="1" number:grouping="true"/>
    </number:number-style>
    <number:number-style style:name="N10110" number:language="de" number:country="CH">
      <number:text>SFr. -</number:text>
      <number:number number:decimal-places="2" number:min-integer-digits="1" number:grouping="true"/>
      <style:map style:condition="value()&gt;=0" style:apply-style-name="N10110P0"/>
    </number:number-style>
    <number:number-style style:name="N10111P0" style:volatile="true" number:language="de" number:country="CH">
      <number:text>SFr. </number:text>
      <number:number number:decimal-places="2" number:min-integer-digits="1" number:grouping="true"/>
    </number:number-style>
    <number:number-style style:name="N10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10111P0"/>
    </number:number-style>
    <number:date-style style:name="N10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CH">
      <number:day number:style="long"/>
      <number:text>. </number:text>
      <number:month number:textual="true"/>
    </number:date-style>
    <number:date-style style:name="N10114" number:language="de" number:country="CH">
      <number:month number:textual="true"/>
      <number:text> </number:text>
      <number:year/>
    </number:date-style>
    <number:time-style style:name="N10115" number:language="de" number:country="CH">
      <number:hours/>
      <number:text>:</number:text>
      <number:minutes number:style="long"/>
      <number:text> </number:text>
      <number:am-pm/>
    </number:time-style>
    <number:time-style style:name="N10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de" number:country="CH">
      <number:number number:decimal-places="0" number:min-integer-digits="1" number:grouping="true"/>
    </number:number-style>
    <number:number-style style:name="N10118" number:language="de" number:country="CH"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de" number:country="CH">
      <number:number number:decimal-places="0" number:min-integer-digits="1" number:grouping="true"/>
    </number:number-style>
    <number:number-style style:name="N10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10119P0"/>
    </number:number-style>
    <number:number-style style:name="N10120P0" style:volatile="true" number:language="de" number:country="CH">
      <number:number number:decimal-places="2" number:min-integer-digits="1" number:grouping="true"/>
    </number:number-style>
    <number:number-style style:name="N10120" number:language="de" number:country="CH"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de" number:country="CH">
      <number:number number:decimal-places="2" number:min-integer-digits="1" number:grouping="true"/>
    </number:number-style>
    <number:number-style style:name="N10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10121P0"/>
    </number:number-style>
    <number:number-style style:name="N10125P0" style:volatile="true" number:language="de" number:country="CH">
      <loext:fill-character> </loext:fill-character>
      <number:number number:decimal-places="0" number:min-integer-digits="1" number:grouping="true"/>
      <number:text> </number:text>
    </number:number-style>
    <number:number-style style:name="N10125P1" style:volatile="true" number:language="de" number:country="CH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5P2" style:volatile="true" number:language="de" number:country="CH">
      <loext:fill-character> </loext:fill-character>
      <number:text>- </number:text>
    </number:number-style>
    <number:text-style style:name="N10125" number:language="de" number:country="CH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de" number:country="CH">
      <number:text> SFr. </number:text>
      <loext:fill-character> </loext:fill-character>
      <number:number number:decimal-places="0" number:min-integer-digits="1" number:grouping="true"/>
      <number:text> </number:text>
    </number:number-style>
    <number:number-style style:name="N10129P1" style:volatile="true" number:language="de" number:country="CH">
      <number:text> SFr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29P2" style:volatile="true" number:language="de" number:country="CH">
      <number:text> SFr. </number:text>
      <loext:fill-character> </loext:fill-character>
      <number:text>- </number:text>
    </number:number-style>
    <number:text-style style:name="N10129" number:language="de" number:country="CH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de" number:country="CH">
      <loext:fill-character> </loext:fill-character>
      <number:number number:decimal-places="2" number:min-integer-digits="1" number:grouping="true"/>
      <number:text> </number:text>
    </number:number-style>
    <number:number-style style:name="N10133P1" style:volatile="true" number:language="de" number:country="CH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3P2" style:volatile="true" number:language="de" number:country="CH">
      <loext:fill-character> </loext:fill-character>
      <number:text>-</number:text>
      <number:number number:decimal-places="0" number:min-integer-digits="0"/>
      <number:text> </number:text>
    </number:number-style>
    <number:text-style style:name="N10133" number:language="de" number:country="CH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de" number:country="CH">
      <number:text> SFr.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de" number:country="CH">
      <number:text> SFr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37P2" style:volatile="true" number:language="de" number:country="CH">
      <number:text> SFr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de" number:country="CH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Futura Book" fo:font-family="'Futura Book'" style:font-family-generic="swiss" fo:font-size="11pt" style:font-name-asian="Droid Sans Fallback" style:font-family-asian="'Droid Sans Fallback'" style:font-family-generic-asian="system" style:font-pitch-asian="variable" style:font-size-asian="11pt" style:font-name-complex="Futura Book" style:font-family-complex="'Futura Book'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499cm" fo:margin-bottom="1.499cm" fo:margin-left="2cm" fo:margin-right="1.4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0.00.0000</text:date>, <text:time style:data-style-name="N2" text:time-value="18:53:41.16956356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0-31T14:41:53</meta:creation-date>
    <dc:date>2015-08-17T19:26:16.919467775</dc:date>
    <meta:editing-duration>PT4H11M46S</meta:editing-duration>
    <meta:generator>LibreOffice/4.2.8.2$Linux_X86_64 LibreOffice_project/420m0$Build-2</meta:generator>
    <meta:editing-cycles>34</meta:editing-cycles>
    <meta:document-statistic meta:table-count="1" meta:cell-count="1177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cm" svg:height="11.036cm" xlink:href=".." xlink:type="simple" chart:class="chart:line" chart:style-name="ch1">
        <chart:title svg:x="7.29cm" svg:y="0.356cm" chart:style-name="ch2">
          <text:p>Sprint Burndown</text:p>
        </chart:title>
        <chart:subtitle svg:x="8.268cm" svg:y="1.381cm" chart:style-name="ch3">
          <text:p>Sprint 3</text:p>
        </chart:subtitle>
        <chart:legend chart:legend-position="end" svg:x="13.481cm" svg:y="4.721cm" style:legend-expansion="high" chart:style-name="ch4"/>
        <chart:plot-area chart:style-name="ch5" table:cell-range-address="Tabelle1.A36:Tabelle1.A38 Tabelle1.D36:Tabelle1.AE38" chart:data-source-has-labels="column" svg:x="1.371cm" svg:y="2.31cm" svg:width="11.75cm" svg:height="7.525cm">
          <chartooo:coordinate-region svg:x="2.178cm" svg:y="2.509cm" svg:width="10.757cm" svg:height="6.679cm"/>
          <chart:axis chart:dimension="x" chart:name="primary-x" chart:style-name="ch6">
            <chart:title svg:x="6.937cm" svg:y="10.055cm" chart:style-name="ch7">
              <text:p>Tag</text:p>
            </chart:title>
          </chart:axis>
          <chart:axis chart:dimension="y" chart:name="primary-y" chart:style-name="ch6">
            <chart:title svg:x="0.451cm" svg:y="6.989cm" chart:style-name="ch8">
              <text:p>Story Points</text:p>
            </chart:title>
            <chart:grid chart:style-name="ch9" chart:class="major"/>
          </chart:axis>
          <chart:series chart:style-name="ch10" chart:values-cell-range-address="Tabelle1.D36:Tabelle1.AE36" chart:label-cell-address="Tabelle1.A36:Tabelle1.A36" chart:class="chart:line">
            <chart:data-point chart:repeated="28"/>
          </chart:series>
          <chart:series chart:style-name="ch11" chart:values-cell-range-address="Tabelle1.D37:Tabelle1.AE37" chart:label-cell-address="Tabelle1.A37:Tabelle1.A37" chart:class="chart:line">
            <chart:data-point chart:repeated="28"/>
          </chart:series>
          <chart:series chart:style-name="ch12" chart:values-cell-range-address="Tabelle1.D38:Tabelle1.AE38" chart:label-cell-address="Tabelle1.A38:Tabelle1.A38" chart:class="chart:line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</table:table-row>
          </table:table-header-rows>
          <table:table-rows>
            <table:table-row>
              <table:table-cell office:value-type="string">
                <text:p>Ideal Burndown</text:p>
                <draw:g>
                  <svg:desc>Tabelle1.A36:Tabelle1.A36</svg:desc>
                </draw:g>
              </table:table-cell>
              <table:table-cell office:value-type="float" office:value="105.107142857143">
                <text:p>105.107142857143</text:p>
                <draw:g>
                  <svg:desc>Tabelle1.D36:Tabelle1.AE36</svg:desc>
                </draw:g>
              </table:table-cell>
              <table:table-cell office:value-type="float" office:value="101.214285714286">
                <text:p>101.214285714286</text:p>
              </table:table-cell>
              <table:table-cell office:value-type="float" office:value="97.3214285714286">
                <text:p>97.3214285714286</text:p>
              </table:table-cell>
              <table:table-cell office:value-type="float" office:value="93.4285714285715">
                <text:p>93.4285714285715</text:p>
              </table:table-cell>
              <table:table-cell office:value-type="float" office:value="89.5357142857143">
                <text:p>89.5357142857143</text:p>
              </table:table-cell>
              <table:table-cell office:value-type="float" office:value="85.6428571428572">
                <text:p>85.6428571428572</text:p>
              </table:table-cell>
              <table:table-cell office:value-type="float" office:value="81.75">
                <text:p>81.75</text:p>
              </table:table-cell>
              <table:table-cell office:value-type="float" office:value="77.8571428571429">
                <text:p>77.8571428571429</text:p>
              </table:table-cell>
              <table:table-cell office:value-type="float" office:value="73.9642857142858">
                <text:p>73.9642857142858</text:p>
              </table:table-cell>
              <table:table-cell office:value-type="float" office:value="70.0714285714286">
                <text:p>70.0714285714286</text:p>
              </table:table-cell>
              <table:table-cell office:value-type="float" office:value="66.1785714285715">
                <text:p>66.1785714285715</text:p>
              </table:table-cell>
              <table:table-cell office:value-type="float" office:value="62.2857142857143">
                <text:p>62.2857142857143</text:p>
              </table:table-cell>
              <table:table-cell office:value-type="float" office:value="58.3928571428572">
                <text:p>58.3928571428572</text:p>
              </table:table-cell>
              <table:table-cell office:value-type="float" office:value="54.5">
                <text:p>54.5</text:p>
              </table:table-cell>
              <table:table-cell office:value-type="float" office:value="50.6071428571429">
                <text:p>50.6071428571429</text:p>
              </table:table-cell>
              <table:table-cell office:value-type="float" office:value="46.7142857142857">
                <text:p>46.7142857142857</text:p>
              </table:table-cell>
              <table:table-cell office:value-type="float" office:value="42.8214285714286">
                <text:p>42.8214285714286</text:p>
              </table:table-cell>
              <table:table-cell office:value-type="float" office:value="38.9285714285714">
                <text:p>38.9285714285714</text:p>
              </table:table-cell>
              <table:table-cell office:value-type="float" office:value="35.0357142857143">
                <text:p>35.0357142857143</text:p>
              </table:table-cell>
              <table:table-cell office:value-type="float" office:value="31.1428571428572">
                <text:p>31.1428571428572</text:p>
              </table:table-cell>
              <table:table-cell office:value-type="float" office:value="27.25">
                <text:p>27.25</text:p>
              </table:table-cell>
              <table:table-cell office:value-type="float" office:value="23.3571428571429">
                <text:p>23.3571428571429</text:p>
              </table:table-cell>
              <table:table-cell office:value-type="float" office:value="19.4642857142857">
                <text:p>19.4642857142857</text:p>
              </table:table-cell>
              <table:table-cell office:value-type="float" office:value="15.5714285714286">
                <text:p>15.5714285714286</text:p>
              </table:table-cell>
              <table:table-cell office:value-type="float" office:value="11.6785714285715">
                <text:p>11.6785714285715</text:p>
              </table:table-cell>
              <table:table-cell office:value-type="float" office:value="7.78571428571431">
                <text:p>7.78571428571431</text:p>
              </table:table-cell>
              <table:table-cell office:value-type="float" office:value="3.89285714285717">
                <text:p>3.89285714285717</text:p>
              </table:table-cell>
              <table:table-cell office:value-type="float" office:value="0.0000000000000239808173319034">
                <text:p>0.0000000000000239808173319034</text:p>
              </table:table-cell>
            </table:table-row>
            <table:table-row>
              <table:table-cell office:value-type="string">
                <text:p>Actual Burndown</text:p>
                <draw:g>
                  <svg:desc>Tabelle1.A37:Tabelle1.A37</svg:desc>
                </draw:g>
              </table:table-cell>
              <table:table-cell office:value-type="float" office:value="109">
                <text:p>109</text:p>
                <draw:g>
                  <svg:desc>Tabelle1.D37:Tabelle1.AE37</svg:desc>
                </draw:g>
              </table:table-cell>
              <table:table-cell office:value-type="float" office:value="109">
                <text:p>109</text:p>
              </table:table-cell>
              <table:table-cell office:value-type="float" office:value="99">
                <text:p>99</text:p>
              </table:table-cell>
              <table:table-cell office:value-type="float" office:value="97">
                <text:p>97</text:p>
              </table:table-cell>
              <table:table-cell office:value-type="float" office:value="95">
                <text:p>95</text:p>
              </table:table-cell>
              <table:table-cell office:value-type="float" office:value="92">
                <text:p>92</text:p>
              </table:table-cell>
              <table:table-cell office:value-type="float" office:value="84">
                <text:p>84</text:p>
              </table:table-cell>
              <table:table-cell office:value-type="float" office:value="69">
                <text:p>69</text:p>
              </table:table-cell>
              <table:table-cell office:value-type="float" office:value="62">
                <text:p>62</text:p>
              </table:table-cell>
              <table:table-cell office:value-type="float" office:value="55">
                <text:p>55</text:p>
              </table:table-cell>
              <table:table-cell office:value-type="float" office:value="53">
                <text:p>53</text:p>
              </table:table-cell>
              <table:table-cell office:value-type="float" office:value="47">
                <text:p>47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lected Story Points</text:p>
                <draw:g>
                  <svg:desc>Tabelle1.A38:Tabelle1.A38</svg:desc>
                </draw:g>
              </table:table-cell>
              <table:table-cell office:value-type="float" office:value="109">
                <text:p>109</text:p>
                <draw:g>
                  <svg:desc>Tabelle1.D38:Tabelle1.AE38</svg:desc>
                </draw:g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4.5">
                <text:p>114.5</text:p>
              </table:table-cell>
              <table:table-cell office:value-type="float" office:value="114.5">
                <text:p>114.5</text:p>
              </table:table-cell>
              <table:table-cell office:value-type="float" office:value="114.5">
                <text:p>114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